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fo:font-variant="normal" fo:text-transform="none" fo:color="#000000" style:font-name="verdana" fo:font-size="9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style:line-height-at-least="0.318cm" fo:orphans="2" fo:widows="2" style:writing-mode="lr-tb"/>
    </style:style>
    <style:style style:name="P4" style:family="paragraph" style:parent-style-name="Text_20_body">
      <style:paragraph-properties fo:margin-top="0cm" fo:margin-bottom="0cm" loext:contextual-spacing="false" style:line-height-at-least="0.318cm" fo:orphans="2" fo:widows="2" style:writing-mode="lr-tb"/>
      <style:text-properties fo:font-variant="normal" fo:text-transform="none" fo:color="#000000" style:font-name="verdana" fo:font-size="9pt" fo:letter-spacing="normal" fo:font-style="normal" fo:font-weight="normal"/>
    </style:style>
    <style:style style:name="P5" style:family="paragraph" style:parent-style-name="Text_20_body">
      <style:paragraph-properties fo:margin-top="0cm" fo:margin-bottom="0cm" loext:contextual-spacing="false" fo:orphans="2" fo:widows="2" style:writing-mode="lr-tb"/>
    </style:style>
    <style:style style:name="P6" style:family="paragraph" style:parent-style-name="Preformatted_20_Text" style:list-style-name="L1">
      <loext:graphic-properties draw:fill="solid" draw:fill-color="#f5f5f5" draw:opacity="100%"/>
      <style:paragraph-properties fo:margin-left="0.397cm" fo:margin-right="1cm" fo:margin-top="0cm" fo:margin-bottom="0.259cm" loext:contextual-spacing="false" style:line-height-at-least="0.37cm" fo:orphans="2" fo:widows="2" fo:text-indent="0cm" style:auto-text-indent="false" fo:background-color="#f5f5f5" fo:padding="0.24cm" fo:border="0.06pt solid #cccccc" style:writing-mode="lr-tb"/>
    </style:style>
    <style:style style:name="P7" style:family="paragraph" style:parent-style-name="Quotations">
      <style:paragraph-properties fo:margin-left="2.401cm" fo:margin-right="1cm" fo:margin-top="0cm" fo:margin-bottom="0cm" loext:contextual-spacing="false" fo:orphans="2" fo:widows="2" fo:text-indent="0cm" style:auto-text-indent="false" style:writing-mode="lr-tb"/>
    </style:style>
    <style:style style:name="P8" style:family="paragraph" style:parent-style-name="Quotations">
      <style:paragraph-properties fo:margin-top="0cm" fo:margin-bottom="0cm" loext:contextual-spacing="false" fo:orphans="2" fo:widows="2" style:writing-mode="lr-tb"/>
      <style:text-properties fo:font-variant="normal" fo:text-transform="none" fo:color="#000000" style:font-name="verdana" fo:font-size="11pt" fo:letter-spacing="normal" fo:font-style="normal" fo:font-weight="normal"/>
    </style:style>
    <style:style style:name="P9" style:family="paragraph" style:parent-style-name="Quotations">
      <style:paragraph-properties fo:margin-top="0cm" fo:margin-bottom="0cm" loext:contextual-spacing="false" fo:orphans="2" fo:widows="2" style:writing-mode="lr-tb"/>
      <style:text-properties fo:font-variant="normal" fo:text-transform="none" fo:color="#000000" fo:letter-spacing="normal"/>
    </style:style>
    <style:style style:name="P10" style:family="paragraph" style:parent-style-name="Quotations">
      <style:paragraph-properties fo:orphans="2" fo:widows="2" style:writing-mode="lr-tb"/>
      <style:text-properties fo:font-variant="normal" fo:text-transform="none" fo:color="#000000" fo:letter-spacing="normal"/>
    </style:style>
    <style:style style:name="T1" style:family="text">
      <style:text-properties style:font-name="verdana" fo:font-size="11pt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Menlo" fo:font-size="9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verdana" fo:font-size="9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1155cc" style:font-name="Menlo" fo:font-size="9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cd5555" style:font-name="Menlo" fo:font-size="9pt" fo:letter-spacing="normal" fo:font-style="normal" fo:font-weight="normal" fo:background-color="transparent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 run --name vprodb -d -p 3306:3306 -e MYSQL_ROOT_PASSWORD=vprodbpass visualpath/vprodb</text:p>
      <text:p text:style-name="P3"/>
      <text:p text:style-name="P4">docker run --name vprofileapp --link vprodb:mysql -d -p 7070:8080 visualpath/vprofileapp:V10</text:p>
      <text:p text:style-name="P3"/>
      <text:p text:style-name="P3"><text:span text:style-name="T2"><text:line-break/></text:span><text:span text:style-name="Source_20_Text"><text:span text:style-name="T3">sudo curl -L </text:span></text:span><text:a xlink:type="simple" xlink:href="https://github.com/docker/compose/releases/download/1.16.1/docker-compose-" office:target-frame-name="_blank" xlink:show="new" text:style-name="Internet_20_link" text:visited-style-name="Visited_20_Internet_20_Link"><text:span text:style-name="Source_20_Text"><text:span text:style-name="T5">https://github.com/docker/comp</text:span></text:span></text:a><text:span text:style-name="Source_20_Text"><text:span text:style-name="T6">`</text:span></text:span><text:span text:style-name="Source_20_Text"><text:span text:style-name="T3">uname -s</text:span></text:span><text:span text:style-name="Source_20_Text"><text:span text:style-name="T6">`</text:span></text:span><text:span text:style-name="Source_20_Text"><text:span text:style-name="T3">-</text:span></text:span><text:span text:style-name="Source_20_Text"><text:span text:style-name="T6">`</text:span></text:span><text:span text:style-name="Source_20_Text"><text:span text:style-name="T3">uname -m</text:span></text:span><text:span text:style-name="Source_20_Text"><text:span text:style-name="T6">`</text:span></text:span><text:span text:style-name="Source_20_Text"><text:span text:style-name="T4"> </text:span></text:span><text:span text:style-name="Source_20_Text"><text:span text:style-name="T3">-o /usr/local/bin/docker-compose</text:span></text:span></text:p>
      <text:list xml:id="list4835864172078020375" text:style-name="L1">
        <text:list-item>
          <text:p text:style-name="P6"><text:span text:style-name="Source_20_Text"><text:span text:style-name="T3">sudo chmod +x /usr/local/bin/docker-compose</text:span></text:span></text:p>
        </text:list-item>
      </text:list>
      <text:p text:style-name="P7"/>
      <text:p text:style-name="P8">cat docker-compose.yml</text:p>
      <text:p text:style-name="P8">version: "3"</text:p>
      <text:p text:style-name="P8">services:</text:p>
      <text:p text:style-name="P9">  <text:span text:style-name="T1">vproapp:</text:span></text:p>
      <text:p text:style-name="P9">    <text:span text:style-name="T1">image: visualpath/vprofileapp</text:span></text:p>
      <text:p text:style-name="P9">    <text:span text:style-name="T1">ports:</text:span></text:p>
      <text:p text:style-name="P9">      <text:span text:style-name="T1">- "8080:8080"</text:span></text:p>
      <text:p text:style-name="P9">  <text:span text:style-name="T1">vprodb:</text:span></text:p>
      <text:p text:style-name="P9">    <text:span text:style-name="T1">image: visualpath/vprodb</text:span></text:p>
      <text:p text:style-name="P9">    <text:span text:style-name="T1">ports:</text:span></text:p>
      <text:p text:style-name="P9">      <text:span text:style-name="T1">- "3306:3306"</text:span></text:p>
      <text:p text:style-name="P9">    <text:span text:style-name="T1">environment:</text:span></text:p>
      <text:p text:style-name="P10">      <text:span text:style-name="T1">- MYSQL_ROOT_PASSWORD=vprodbpass</text:span></text:p>
      <text:p text:style-name="P5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07:30.529300303</meta:creation-date>
    <dc:date>2018-01-25T12:59:59.083154211</dc:date>
    <meta:editing-duration>PT1M57S</meta:editing-duration>
    <meta:editing-cycles>1</meta:editing-cycles>
    <meta:document-statistic meta:table-count="0" meta:image-count="0" meta:object-count="0" meta:page-count="1" meta:paragraph-count="18" meta:word-count="56" meta:character-count="563" meta:non-whitespace-character-count="484"/>
    <meta:generator>LibreOffice/5.2.2.2$Linux_X86_64 LibreOffice_project/20m0$Build-2</meta:generator>
  </office:meta>
</office:document-meta>
</file>